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08cm" svg:height="2.54cm" svg:x="11.287cm" svg:y="11.922cm">
          <text:p text:style-name="P1">Coletor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08cm" svg:height="2.54cm" svg:x="19.923cm" svg:y="3.667cm">
          <text:p text:style-name="P1">Escalonador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.08cm" svg:height="2.54cm" svg:x="2.397cm" svg:y="3.667cm">
          <text:p text:style-name="P1">Dump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13.827cm" svg:y1="11.922cm" svg:x2="19.923cm" svg:y2="4.937cm" draw:start-shape="id1" draw:start-glue-point="0" draw:end-shape="id2" svg:d="M13827 11922v-501l5595-6484h501" svg:viewBox="0 0 6097 6986">
          <text:p/>
        </draw:connector>
        <draw:connector draw:style-name="gr2" draw:text-style-name="P1" draw:layer="layout" draw:type="lines" svg:x1="13.827cm" svg:y1="11.922cm" svg:x2="7.477cm" svg:y2="4.937cm" draw:start-shape="id1" draw:start-glue-point="0" draw:end-shape="id3" draw:end-glue-point="1" svg:d="M13827 11922v-501l-5849-6484h-501" svg:viewBox="0 0 6351 6986">
          <text:p/>
        </draw:connector>
        <draw:connector draw:style-name="gr2" draw:text-style-name="P1" draw:layer="layout" draw:type="lines" svg:x1="22.463cm" svg:y1="6.207cm" svg:x2="16.367cm" svg:y2="13.192cm" draw:start-shape="id2" draw:start-glue-point="2" draw:end-shape="id1" svg:d="M22463 6207v501l-5595 6484h-501" svg:viewBox="0 0 6097 6986">
          <text:p/>
        </draw:connector>
        <draw:frame draw:style-name="gr3" draw:layer="layout" svg:width="4.265cm" svg:height="1.673cm" svg:x="19.923cm" svg:y="9.89cm">
          <draw:text-box>
            <text:p>Recuperação</text:p>
            <text:p>De URL</text:p>
          </draw:text-box>
        </draw:frame>
        <draw:frame draw:style-name="gr3" draw:layer="layout" svg:width="4.972cm" svg:height="1.673cm" svg:x="5.826cm" svg:y="7.858cm">
          <draw:text-box>
            <text:p>Guardar Página</text:p>
            <text:p>Coletada</text:p>
          </draw:text-box>
        </draw:frame>
        <draw:frame draw:style-name="gr3" draw:layer="layout" svg:width="4.795cm" svg:height="1.673cm" svg:x="13.477cm" svg:y="5.423cm">
          <draw:text-box>
            <text:p>Adicionar Links</text:p>
            <text:p>Coletado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7T17:43:58.528081043</meta:creation-date>
    <dc:date>2016-04-17T17:57:13.923626573</dc:date>
    <meta:editing-duration>P0D</meta:editing-duration>
    <meta:editing-cycles>1</meta:editing-cycles>
    <meta:document-statistic meta:object-count="9"/>
    <meta:generator>LibreOffice/4.2.8.2$Linux_X86_64 LibreOffice_project/420m0$Build-2</meta:generator>
  </office:meta>
</office:document-meta>
</file>